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1a2" officeooo:paragraph-rsid="0019a1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m ri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4:39:03.912465220</meta:creation-date>
    <dc:date>2019-02-05T14:39:32.6478393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4.2.8.2$Linux_x86 LibreOffice_project/420m0$Build-2</meta:generator>
  </office:meta>
</office:document-meta>
</file>